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520000011223E75F913DD3E51D.png" manifest:media-type="image/png"/>
  <manifest:file-entry manifest:full-path="Pictures/10000000000001F700000081F9E17EC21161AF6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2" draw:name="Imagen1" text:anchor-type="char" svg:width="17cm" svg:height="5.479cm" draw:z-index="0"><draw:image xlink:href="Pictures/10000000000003520000011223E75F913DD3E51D.png" xlink:type="simple" xlink:show="embed" xlink:actuate="onLoad" draw:mime-type="image/png"/></draw:frame><draw:frame draw:style-name="fr1" draw:name="Imagen2" text:anchor-type="char" svg:x="0.081cm" svg:y="7.064cm" svg:width="10.647cm" svg:height="2.731cm" draw:z-index="1"><draw:image xlink:href="Pictures/10000000000001F700000081F9E17EC21161AF6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8T09:29:30.711000000</meta:creation-date>
    <dc:date>2024-04-08T09:30:41.375000000</dc:date>
    <meta:editing-duration>PT1M1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6.0.3$Windows_X86_64 LibreOffice_project/69edd8b8ebc41d00b4de3915dc82f8f0fc3b6265</meta:generator>
  </office:meta>
</office:document-meta>
</file>